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P3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01 03:03   |   <text:a xlink:type="simple" xlink:href="http://palinfo.habago.org/Entry?Command=Information_PrintForum&amp;iPage=11&amp;sType=FORUM#FORUM37501"><text:span text:style-name="T2">#</text:span></text:a></text:p>
      <text:p text:style-name="P2">卡韓政變<text:span text:style-name="T3"><text:s/>(64)</text:span>：只要不投降，就是成功<text:span text:style-name="T3"> <text:line-break/><text:line-break/></text:span>陳真<text:span text:style-name="T3"><text:s/>2019. 06. 01. <text:line-break/><text:line-break/><text:line-break/>"</text:span>新喜劇之王<text:span text:style-name="T3">" </text:span>據說觀眾反應不佳，罵聲連天。不過，我倒覺得這是周星馳電影中最好的一部。還好，終於找到一位認同者<text:span text:style-name="T3">--</text:span>學姊。<text:span text:style-name="T3"> <text:line-break/><text:line-break/></text:span>這片我已經看了好幾十遍，特別是其中幾幕，看了心情特別愉悅、激動，例如<text:span text:style-name="T3">33</text:span>分<text:span text:style-name="T3">57</text:span>秒到<text:span text:style-name="T3">34</text:span>分<text:span text:style-name="T3">6</text:span>秒：<text:span text:style-name="T3"> <text:line-break/><text:line-break/>https://www.youtube.com/watch?v=sfwUXws8G8o <text:line-break/><text:line-break/></text:span>這短短十秒鐘，看了好幾百遍，給我很大力量，我特別喜歡女主角跳舞的愉悅感，讓我沉重的人生悲歡彷彿也跟著愉悅起來。不過，建議從<text:span text:style-name="T3">32</text:span>分<text:span text:style-name="T3">48</text:span>秒開始看。<text:span text:style-name="T3"> <text:line-break/><text:line-break/></text:span>我也特別喜歡陳百強唱的這首歌，屬於我那個年代的歌<text:span text:style-name="T3"><text:s/>(</text:span>我從念小學一年級就開始喜歡聽廣東歌，從小對香港流行樂壇如數家珍<text:span text:style-name="T3">)</text:span>。那個年代，跟現代有點不一樣，人事物比較單純、陽光、善良。人如果不找一些美麗的東西來依附，恐怕真會不想活。<text:span text:style-name="T3"> <text:line-break/><text:line-break/></text:span>片中有句話讓我很感動：<text:span text:style-name="T3">"</text:span>只要不投降，就是成功<text:span text:style-name="T3">"</text:span>。做為一個跑龍套的，我知道我一定會成功，因為我從不放棄。人千萬不要被艱難困頓與黑暗打敗，因為那些東西其實都沒有力量。力量來自於美麗、單純、良善與無辜，而不是來自權力、財富與陰謀算計。<text:span text:style-name="T3"> <text:line-break/><text:line-break/>https://www.youtube.com/watch?v=dr7NsLiKkps <text:line-break/><text:line-break/></text:span>疾風<text:span text:style-name="T3"> <text:line-break/><text:line-break/></text:span>作詞：林振強<text:span text:style-name="T3"> <text:line-break/></text:span>作曲：<text:span text:style-name="T3">Chris Babida <text:line-break/></text:span>主唱：陳百強<text:span text:style-name="T3"> <text:line-break/><text:line-break/></text:span>問野風<text:span text:style-name="T3"> <text:line-break/></text:span>踏遍幾多長路<text:span text:style-name="T3"> <text:line-break/></text:span>方可見到理想都？<text:span text:style-name="T3"> <text:line-break/></text:span>踏破多少波浪和荒土<text:span text:style-name="T3"> <text:line-break/></text:span>至能含笑地停步？<text:span text:style-name="T3"> <text:line-break/><text:line-break/></text:span>風卻沒理起始終<text:span text:style-name="T3"> <text:line-break/></text:span>它只知發力去衝；<text:span text:style-name="T3"> <text:line-break/></text:span>從未多過問<text:span text:style-name="T3"> <text:line-break/></text:span>亦從沒關心路長和浪濤洶湧。<text:span text:style-name="T3"> <text:line-break/><text:line-break/></text:span>風呀<text:span text:style-name="T3"> <text:line-break/></text:span>讓我一起去衝，不分春秋與夏與冬<text:span text:style-name="T3"> <text:line-break/></text:span>無論多遠近，願懷著天真，披清風，默默去衝。<text:span text:style-name="T3"> <text:line-break/><text:line-break/></text:span>如內心有夢，便全力追蹤，不須計哪天才可終<text:span text:style-name="T3"> <text:line-break/></text:span>如內心有夢，便全力追蹤，好比天空疾勁野風。</text:p>
      <text:p text:style-name="P1"><text:span text:style-name="T1">陳真</text:span><text:s/>  |  2019.06.01 00:35   |   <text:a xlink:type="simple" xlink:href="http://palinfo.habago.org/Entry?Command=Information_PrintForum&amp;iPage=11&amp;sType=FORUM#FORUM37500"><text:span text:style-name="T2">#</text:span></text:a></text:p>
      <text:p text:style-name="P3">熱情不破、真心不改、歡樂依舊、風雨無阻。<text:span text:style-name="T3"> <text:line-break/><text:line-break/></text:span>今天<text:span text:style-name="T3">(6</text:span>月<text:span text:style-name="T3">1</text:span>日<text:span text:style-name="T3">)</text:span>，凱道見！<text:span text:style-name="T3"> <text:line-break/><text:line-break/>--</text:span>韓國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